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ffdys.com/troubles-dys/dyslexie-et-dysorthographie/" text:style-name="Internet_20_link" text:visited-style-name="Visited_20_Internet_20_Link">https://www.ffdys.com/troubles-dys/dyslexie-et-dysorthographie/</text:a></text:p>
      <text:p text:style-name="Standard"/>
      <text:p text:style-name="Standard"><text:a xlink:type="simple" xlink:href="https://blog.lexidys.com/2022/01/17/etre-dyslexique/" text:style-name="Internet_20_link" text:visited-style-name="Visited_20_Internet_20_Link">https://blog.lexidys.com/2022/01/17/etre-dyslexique/</text:a></text:p>
      <text:p text:style-name="Standard"/>
      <text:p text:style-name="Standard"><text:a xlink:type="simple" xlink:href="https://www.chusj.org/fr/soins-services/T/Troubles-de-l-apprentissage/Caracteristiques/dyslexie" text:style-name="Internet_20_link" text:visited-style-name="Visited_20_Internet_20_Link">https://www.chusj.org/fr/soins-services/T/Troubles-de-l-apprentissage/Caracteristiques/dyslexie</text:a></text:p>
      <text:p text:style-name="Standard"/>
      <text:p text:style-name="Standard"><text:a xlink:type="simple" xlink:href="https://www.poppins.io/blog/quels-sont-les-amenagements-scolaires-pour-les-enfants-dyslexiques#:~:text=Un%20des%20outils%20d'aide,mots%20ou%20les%20phrases%20importantes" text:style-name="Internet_20_link" text:visited-style-name="Visited_20_Internet_20_Link">https://www.poppins.io/blog/quels-sont-les-amenagements-scolaires-pour-les-enfants-dyslexiques#:~:text=Un%20des%20outils%20d'aide,mots%20ou%20les%20phrases%20importantes</text:a>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3:56:22.763353653</meta:creation-date>
    <dc:date>2025-06-02T21:49:45.814007721</dc:date>
    <meta:editing-duration>P1DT4H37M52S</meta:editing-duration>
    <meta:editing-cycles>1</meta:editing-cycles>
    <meta:document-statistic meta:table-count="0" meta:image-count="0" meta:object-count="0" meta:page-count="1" meta:paragraph-count="4" meta:word-count="4" meta:character-count="380" meta:non-whitespace-character-count="380"/>
    <meta:generator>LibreOffice/24.8.3.2$MacOSX_X86_64 LibreOffice_project/48a6bac9e7e268aeb4c3483fcf825c94556d9f92</meta:generator>
  </office:meta>
</office:document-meta>
</file>